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00ece" officeooo:paragraph-rsid="00100ece" style:font-weight-asian="bold" style:font-weight-complex="bold"/>
    </style:style>
    <style:style style:name="P3" style:family="paragraph" style:parent-style-name="Standard">
      <style:text-properties fo:font-weight="bold" officeooo:rsid="00112b1c" officeooo:paragraph-rsid="00112b1c" style:font-weight-asian="bold" style:font-weight-complex="bold"/>
    </style:style>
    <style:style style:name="P4" style:family="paragraph" style:parent-style-name="Standard">
      <style:text-properties fo:font-weight="bold" officeooo:rsid="00130091" officeooo:paragraph-rsid="00130091" style:font-weight-asian="bold" style:font-weight-complex="bold"/>
    </style:style>
    <style:style style:name="P5" style:family="paragraph" style:parent-style-name="Standard">
      <style:text-properties fo:font-weight="bold" officeooo:rsid="0013daad" officeooo:paragraph-rsid="0013daad" style:font-weight-asian="bold" style:font-weight-complex="bold"/>
    </style:style>
    <style:style style:name="P6" style:family="paragraph" style:parent-style-name="Standard">
      <style:text-properties fo:font-weight="normal" officeooo:rsid="00100ece" officeooo:paragraph-rsid="00100ece" style:font-weight-asian="normal" style:font-weight-complex="normal"/>
    </style:style>
    <style:style style:name="P7" style:family="paragraph" style:parent-style-name="Standard">
      <style:text-properties fo:font-weight="normal" officeooo:rsid="00112b1c" officeooo:paragraph-rsid="00112b1c" style:font-weight-asian="normal" style:font-weight-complex="normal"/>
    </style:style>
    <style:style style:name="P8" style:family="paragraph" style:parent-style-name="Standard">
      <style:text-properties fo:font-weight="normal" officeooo:rsid="00130091" officeooo:paragraph-rsid="00130091" style:font-weight-asian="normal" style:font-weight-complex="normal"/>
    </style:style>
    <style:style style:name="P9" style:family="paragraph" style:parent-style-name="Standard">
      <style:text-properties fo:font-weight="normal" officeooo:rsid="0013daad" officeooo:paragraph-rsid="0013daad" style:font-weight-asian="normal" style:font-weight-complex="normal"/>
    </style:style>
    <style:style style:name="P10" style:family="paragraph" style:parent-style-name="Standard">
      <style:text-properties fo:font-weight="normal" officeooo:rsid="00130091" officeooo:paragraph-rsid="00130091" style:font-weight-asian="normal" style:font-weight-complex="normal"/>
    </style:style>
    <style:style style:name="P11" style:family="paragraph" style:parent-style-name="Standard">
      <style:text-properties fo:font-weight="normal" officeooo:rsid="00172fd5" officeooo:paragraph-rsid="00172fd5" style:font-weight-asian="normal" style:font-weight-complex="normal"/>
    </style:style>
    <style:style style:name="P12" style:family="paragraph" style:parent-style-name="Standard">
      <style:text-properties fo:font-weight="normal" officeooo:rsid="00181ccd" officeooo:paragraph-rsid="00181cc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854ec" officeooo:paragraph-rsid="001854ec" style:font-weight-asian="normal" style:font-weight-complex="normal"/>
    </style:style>
    <style:style style:name="P14" style:family="paragraph" style:parent-style-name="Standard">
      <style:text-properties fo:font-weight="bold" officeooo:rsid="00172fd5" officeooo:paragraph-rsid="00172fd5" style:font-weight-asian="bold" style:font-weight-complex="bold"/>
    </style:style>
    <style:style style:name="P15" style:family="paragraph" style:parent-style-name="Standard">
      <style:text-properties fo:font-weight="bold" officeooo:rsid="00181ccd" officeooo:paragraph-rsid="00181cc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181ccd" officeooo:paragraph-rsid="00181ccd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81ccd" officeooo:paragraph-rsid="00181ccd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854ec" officeooo:paragraph-rsid="001854ec" style:font-weight-asian="bold" style:font-weight-complex="bold"/>
    </style:style>
    <style:style style:name="T1" style:family="text">
      <style:text-properties officeooo:rsid="00100ece"/>
    </style:style>
    <style:style style:name="T2" style:family="text">
      <style:text-properties officeooo:rsid="00139390"/>
    </style:style>
    <style:style style:name="T3" style:family="text">
      <style:text-properties officeooo:rsid="0013daa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</text:span>o into the postgresql</text:p>
      <text:p text:style-name="Standard"/>
      <text:p text:style-name="Standard">#sudo u postgres sql</text:p>
      <text:p text:style-name="Standard"/>
      <text:p text:style-name="P1">list <text:span text:style-name="T1">of database</text:span></text:p>
      <text:p text:style-name="P1"/>
      <text:p text:style-name="P6"># \l</text:p>
      <text:p text:style-name="P6"/>
      <text:p text:style-name="P3">Create database</text:p>
      <text:p text:style-name="P3"/>
      <text:p text:style-name="P7"># <text:span text:style-name="T2">CREATE DATABASE </text:span>&lt;database name&gt;</text:p>
      <text:p text:style-name="P3"/>
      <text:p text:style-name="P2">Connect to database</text:p>
      <text:p text:style-name="P2"/>
      <text:p text:style-name="P6"># \c &lt;database name&gt;</text:p>
      <text:p text:style-name="P6"/>
      <text:p text:style-name="P4">Create <text:span text:style-name="T2">schema </text:span><text:span text:style-name="T3">for database</text:span></text:p>
      <text:p text:style-name="P4"/>
      <text:p text:style-name="P9"># CREATE SCHEMA &lt;database_name&gt;SCHEMA;</text:p>
      <text:p text:style-name="P8"/>
      <text:p text:style-name="P5">Create table for database</text:p>
      <text:p text:style-name="P9"/>
      <text:p text:style-name="P5"><text:span text:style-name="T4"># CREATE TABLE &lt;database_name&gt;SCHEMA .&lt;table_name&gt; (colume_name )</text:span>;</text:p>
      <text:p text:style-name="P8"/>
      <text:p text:style-name="P14">Backup Command</text:p>
      <text:p text:style-name="P14"/>
      <text:p text:style-name="P11"># pg_dump db_name &gt; db_backup.sql</text:p>
      <text:p text:style-name="P11"># pg_dumpall &gt; cluster_backup.sql</text:p>
      <text:p text:style-name="P11"/>
      <text:p text:style-name="P15">Restore Command</text:p>
      <text:p text:style-name="P15"/>
      <text:p text:style-name="P12"># psql db_name &lt; db_backup.sql</text:p>
      <text:p text:style-name="P12"># psql -f cluster_backup.sql postgres</text:p>
      <text:p text:style-name="P16">Using Compression</text:p>
      <text:p text:style-name="P17"/>
      <text:p text:style-name="P17">Backup Commad</text:p>
      <text:p text:style-name="P17"/>
      <text:p text:style-name="P13"># db_dump dp_name | gzip &gt; db_backup.gz</text:p>
      <text:p text:style-name="P13"># pg_dumpall <text:tab/>| gzip &gt; cluster_backup.gz</text:p>
      <text:p text:style-name="P13"/>
      <text:p text:style-name="P18">Restore Commad</text:p>
      <text:p text:style-name="P18"/>
      <text:p text:style-name="P13"># gunzip -c db_backup.gz | psql db_name</text:p>
      <text:p text:style-name="P13"># gunzip -c cluster_backup.gz | psql postgres</text:p>
      <text:p text:style-name="P13"/>
      <text:p text:style-name="P13"/>
      <text:p text:style-name="P8"/>
      <text:p text:style-name="P6"/>
      <text:p text:style-name="P6"/>
      <text:p text:style-name="P6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5T09:43:41.413826706</meta:creation-date>
    <dc:date>2020-09-10T11:32:53.997196719</dc:date>
    <meta:editing-duration>PT4H51M22S</meta:editing-duration>
    <meta:editing-cycles>2</meta:editing-cycles>
    <meta:generator>LibreOffice/6.4.2.2$Linux_X86_64 LibreOffice_project/40$Build-2</meta:generator>
    <meta:document-statistic meta:table-count="0" meta:image-count="0" meta:object-count="0" meta:page-count="2" meta:paragraph-count="25" meta:word-count="102" meta:character-count="673" meta:non-whitespace-character-count="595"/>
  </office:meta>
</office:document-meta>
</file>